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a43d9"/>
    </style:style>
    <style:style style:name="T1" style:family="text">
      <style:text-properties fo:language="en" fo:country="US" officeooo:rsid="000a43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roject: Portfolio App</text:p>
      <text:p text:style-name="P1"/>
      <text:p text:style-name="P1">Project Overview:</text:p>
      <text:p text:style-name="P1">The project involves creating a portfolio WebApp using HTML, Bootstrap, JavaScript. </text:p>
      <text:p text:style-name="P1"/>
      <text:p text:style-name="P1"/>
      <text:p text:style-name="P1">Project Phases:</text:p>
      <text:p text:style-name="P1">1. Planning and Requirements Gathering</text:p>
      <text:p text:style-name="P1">Define project objectives and scope.</text:p>
      <text:p text:style-name="P1">Requirements are:4 pages(Home, Tips Calculator, Roll The Dice, Calculator). It will have fixed navigation on the bottom of the screen using icons and completed using bootstrap.</text:p>
      <text:p text:style-name="P1"/>
      <text:p text:style-name="P1">2.<text:tab/>Design and Wireframing</text:p>
      <text:p text:style-name="P1"/>
      <text:p text:style-name="P1"/>
      <text:p text:style-name="P1">3.<text:tab/>Development</text:p>
      <text:p text:style-name="P1"/>
      <text:p text:style-name="P1"/>
      <text:p text:style-name="P1">4.<text:tab/>Testing</text:p>
      <text:p text:style-name="P1"/>
      <text:p text:style-name="P1"/>
      <text:p text:style-name="P1">5.<text:tab/>Deployment</text:p>
      <text:p text:style-name="P1"/>
      <text:p text:style-name="P1"/>
      <text:p text:style-name="P1">6.<text:tab/>Documentation</text:p>
      <text:p text:style-name="P1"/>
      <text:p text:style-name="P1"/>
      <text:p text:style-name="P1">Milestones and Timelines:</text:p>
      <text:p text:style-name="P1">Planning and Requirements Gathering: Week ?</text:p>
      <text:p text:style-name="P1">Design and Wireframing: Week ?</text:p>
      <text:p text:style-name="P1">Development: Week ?</text:p>
      <text:p text:style-name="P1">Testing: Week ?</text:p>
      <text:p text:style-name="P1">Deployment: Week ?</text:p>
      <text:p text:style-name="P1">Documentation: Week ?</text:p>
      <text:p text:style-name="P1"/>
      <text:p text:style-name="P1">Risks and Mitigation:</text:p>
      <text:p text:style-name="P1">Potential delays due to unforeseen technical challenges. Mitigation: Regular progress monitoring and contingency planning.</text:p>
      <text:p text:style-name="P1">Limited testing resources. Mitigation: Prioritize critical functionalities for testing and allocate resources accordingl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0T21:12:40.466000000</dc:date>
    <meta:editing-duration>PT1M22S</meta:editing-duration>
    <meta:editing-cycles>1</meta:editing-cycles>
    <meta:document-statistic meta:table-count="0" meta:image-count="0" meta:object-count="0" meta:page-count="1" meta:paragraph-count="22" meta:word-count="122" meta:character-count="902" meta:non-whitespace-character-count="801"/>
    <meta:generator>LibreOffice/7.1.5.2$Windows_X86_64 LibreOffice_project/85f04e9f809797b8199d13c421bd8a2b025d52b5</meta:generator>
  </office:meta>
</office:document-meta>
</file>